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ObjectList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Object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ObjectListImpl.add( int index , XS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ObjectListImpl.XSObjectListImpl( XSObject [ ] array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ObjectListImpl.add( XS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ObjectListImpl.XSObject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ObjectListImpl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